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fo:min-height="3.17cm" fo:min-width="2.543cm"/>
    </style:style>
    <style:style style:name="gr2" style:family="graphic" style:parent-style-name="standard">
      <style:graphic-properties draw:fill="solid" draw:fill-color="#ffffff" fo:min-height="3.819cm" fo:min-width="2.54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1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custom-shape draw:style-name="gr1" draw:layer="layout" svg:width="3.043cm" svg:height="3.42cm" svg:x="4.558cm" svg:y="7.265cm">
            <text:p>H1</text:p>
            <text:p/>
            <text:p/>
            <text:p>X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layer="layout" svg:width="3.427cm" svg:height="4.403cm" svg:x="12.486cm" svg:y="6.903cm">
            <text:p>NAT</text:p>
            <text:p>box</text:p>
            <text:p/>
            <text:p/>
            <text:p>Y <text:s text:c="9"/>Z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layer="layout" svg:width="3.043cm" svg:height="3.42cm" svg:x="20.298cm" svg:y="7.267cm">
            <text:p>H2</text:p>
            <text:p/>
            <text:p/>
            <text:p>T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7.755cm" svg:y1="8.788cm" svg:x2="12.524cm" svg:y2="8.788cm">
            <text:p/>
          </draw:line>
          <draw:line draw:style-name="gr3" draw:text-style-name="P1" draw:layer="layout" svg:x1="15.875cm" svg:y1="8.735cm" svg:x2="20.144cm" svg:y2="8.735cm">
            <text:p/>
          </draw:line>
          <draw:frame draw:style-name="gr4" draw:layer="layout" svg:width="3.254cm" svg:height="2.384cm" svg:x="8.89cm" svg:y="9.264cm">
            <draw:text-box>
              <text:p>Private IP</text:p>
              <text:p>Network</text:p>
              <text:p/>
            </draw:text-box>
          </draw:frame>
          <draw:frame draw:style-name="gr5" draw:layer="layout" svg:width="3.004cm" svg:height="2.384cm" svg:x="16.884cm" svg:y="9.21cm">
            <draw:text-box>
              <text:p>Public IP</text:p>
              <text:p>Network</text:p>
              <text:p/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52cm" svg:stroke-color="#000000" draw:marker-start-width="0.533cm" draw:marker-start-center="false" draw:marker-end-width="0.53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30T14:05:41</meta:creation-date>
    <meta:editing-duration>PT01H56M00S</meta:editing-duration>
    <meta:editing-cycles>9</meta:editing-cycles>
    <dc:date>2009-11-10T16:11:07</dc:date>
    <meta:generator>OpenOffice.org/3.0$Unix OpenOffice.org_project/300m15$Build-9379</meta:generator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